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Khmer OS" svg:font-family="'Khmer OS'" style:font-pitch="variable"/>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KLUG" fo:font-weight="bold" officeooo:rsid="0023af6d" officeooo:paragraph-rsid="0023af6d" style:font-weight-asian="bold" style:font-weight-complex="bold"/>
    </style:style>
    <style:style style:name="P2" style:family="paragraph" style:parent-style-name="Standard">
      <style:paragraph-properties fo:text-align="center" style:justify-single-word="false"/>
      <style:text-properties style:font-name="LKLUG" fo:font-weight="bold" officeooo:rsid="001c2cf4" officeooo:paragraph-rsid="001c2cf4" style:font-weight-asian="bold" style:font-weight-complex="bold"/>
    </style:style>
    <style:style style:name="P3" style:family="paragraph" style:parent-style-name="Standard">
      <style:paragraph-properties fo:text-align="justify" style:justify-single-word="false"/>
      <style:text-properties officeooo:paragraph-rsid="001c2cf4"/>
    </style:style>
    <style:style style:name="P4" style:family="paragraph" style:parent-style-name="Standard">
      <style:paragraph-properties fo:text-align="justify" style:justify-single-word="false"/>
      <style:text-properties officeooo:paragraph-rsid="001f42b4"/>
    </style:style>
    <style:style style:name="P5" style:family="paragraph" style:parent-style-name="Standard">
      <style:paragraph-properties fo:text-align="justify" style:justify-single-word="false"/>
      <style:text-properties officeooo:paragraph-rsid="0023af6d"/>
    </style:style>
    <style:style style:name="P6" style:family="paragraph" style:parent-style-name="Standard">
      <style:paragraph-properties fo:text-align="justify" style:justify-single-word="false"/>
      <style:text-properties officeooo:paragraph-rsid="0026b54f"/>
    </style:style>
    <style:style style:name="P7" style:family="paragraph" style:parent-style-name="Standard">
      <style:paragraph-properties fo:text-align="justify" style:justify-single-word="false"/>
      <style:text-properties style:font-name="Khmer OS" officeooo:rsid="00222ccf" officeooo:paragraph-rsid="0023af6d"/>
    </style:style>
    <style:style style:name="P8" style:family="paragraph" style:parent-style-name="Standard">
      <style:paragraph-properties fo:text-align="center" style:justify-single-word="false"/>
      <style:text-properties style:font-name="LKLUG" fo:font-weight="bold" officeooo:rsid="002a1763" officeooo:paragraph-rsid="002a1763" style:font-weight-asian="bold" style:font-weight-complex="bold"/>
    </style:style>
    <style:style style:name="P9" style:family="paragraph" style:parent-style-name="Standard">
      <style:paragraph-properties fo:text-align="center" style:justify-single-word="false"/>
      <style:text-properties style:font-name="LKLUG" fo:font-weight="bold" officeooo:rsid="0023af6d" officeooo:paragraph-rsid="0023af6d" style:font-weight-asian="bold" style:font-weight-complex="bold"/>
    </style:style>
    <style:style style:name="P10" style:family="paragraph" style:parent-style-name="Standard">
      <style:paragraph-properties fo:text-align="justify" style:justify-single-word="false"/>
      <style:text-properties style:font-name="LKLUG" officeooo:rsid="0023af6d" officeooo:paragraph-rsid="0023af6d"/>
    </style:style>
    <style:style style:name="P11" style:family="paragraph" style:parent-style-name="Standard">
      <style:paragraph-properties fo:text-align="justify" style:justify-single-word="false"/>
      <style:text-properties officeooo:paragraph-rsid="001c2cf4"/>
    </style:style>
    <style:style style:name="T1" style:family="text">
      <style:text-properties style:font-name="Khmer OS" officeooo:rsid="001c2cf4"/>
    </style:style>
    <style:style style:name="T2" style:family="text">
      <style:text-properties style:font-name="Khmer OS" officeooo:rsid="002a1763"/>
    </style:style>
    <style:style style:name="T3" style:family="text">
      <style:text-properties style:font-name="Khmer OS" officeooo:rsid="002bc672"/>
    </style:style>
    <style:style style:name="T4" style:family="text">
      <style:text-properties style:font-name="Khmer OS" officeooo:rsid="002db772"/>
    </style:style>
    <style:style style:name="T5" style:family="text">
      <style:text-properties fo:font-style="italic" fo:font-weight="normal" style:font-style-asian="italic" style:font-weight-asian="normal"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ducción</text:p>
      <text:p text:style-name="P3"><text:span text:style-name="T1"><text:tab/></text:span><text:span text:style-name="T2">A diferencia de otras ingeniería, la ingeniería de software está hecha para tratar software. Pero, los sistemas de software son abstractos e intangibles. No están restringidos por las propiedades de los materiales, regidos por leyes físicas ni procesos de fabricación. Esto simplifica la ingeniería pues no existen limites naturales a su potencia. Sin embargo, debido a la falta de restricciones físicas, el software puede volverse rápidamente complejo, difícil de mantener y costoso de cambiar. <text:s/>Para resolver este tipo de problema contaremos con un ingeniero en sistema a cargo del software a desarrollar. </text:span></text:p>
      <text:p text:style-name="P3"><text:span text:style-name="T2"/></text:p>
      <text:p text:style-name="P8">Ingeniería De Software</text:p>
      <text:p text:style-name="P4"><text:span text:style-name="T1"><text:tab/></text:span><text:span text:style-name="T3">La ingeniería de software busca apoyar el desarrollo de sistemas profesionales y de alta calidad y a diferencia de la programación individual o personal la ingeniería de software debe incluir técnicas que apoyen la especificación, el diseño y la evolución del programa, ninguno de los cuales son relevantes para el desarrollo de software personal. Entonces, la ingeniería de software es una disciplina de la ingeniería que se interesa por todos los aspectos de la producción de software, desde las primeras etapas de la especificación hasta el mantenimiento de sistema después de su lanzamiento.</text:span></text:p>
      <text:p text:style-name="P7"/>
      <text:p text:style-name="P8">Importancia De La Ingeniería De Software</text:p>
      <text:p text:style-name="P6"><text:span text:style-name="T1"><text:tab/></text:span><text:span text:style-name="T3">Para entender la importancia de la ingeniería de software en la sociedad, el lector debe tener en cuenta que el software se ha incrustado profundamente en casi todos los aspectos de nuestras vidas y, como consecuencia, el número de personas que tienen interés en las características y funciones que brinda una aplicación ha crecido de forma notable. <text:s/>Esta realidad simple nos lleva a la conclusión de que cada año la complejidad del software crece, haciendo cada vez más difícil de mantener y sobre todo la necesidad de software es crucial en estos tiempos, para solventar los problemas actuales. Tener ingenieros de software con capacidad de elaborar software de excelente calidad y que sean fácil de mantener serán de mucha importancia.</text:span></text:p>
      <text:p text:style-name="P10"><text:span text:style-name="T5"/></text:p>
      <text:p text:style-name="P1"><text:soft-page-break/>Conclusión</text:p>
      <text:p text:style-name="P1"/>
      <text:p text:style-name="P5"><text:span text:style-name="T1"><text:tab/></text:span><text:span text:style-name="T4">El software se ha convertido en una pieza fundamental para nuestra sociedad, estando presente en todos lados. Así mismo, el software cada año es mucho más sofisticado, y por consiguiente mas difícil de mantener. A todo esto, necesitamos ingenieros de software, y como sabemos muy bien, la habilidad principal de un ingeniero es hallar soluciones a problema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Khmer OS" svg:font-family="'Khmer OS'" style:font-pitch="variable"/>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9T00:23:43.376555745</meta:creation-date>
    <dc:date>2021-07-10T05:02:39.885271253</dc:date>
    <meta:editing-duration>PT38M34S</meta:editing-duration>
    <meta:editing-cycles>4</meta:editing-cycles>
    <meta:generator>LibreOffice/6.4.7.2$Linux_X86_64 LibreOffice_project/40$Build-2</meta:generator>
    <meta:document-statistic meta:table-count="0" meta:image-count="0" meta:object-count="0" meta:page-count="2" meta:paragraph-count="8" meta:word-count="373" meta:character-count="2387" meta:non-whitespace-character-count="2015"/>
  </office:meta>
</office:document-meta>
</file>